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P5" style:family="paragraph" style:parent-style-name="List" style:list-style-name="L1"/>
    <style:style style:name="P6" style:family="paragraph" style:parent-style-name="List" style:list-style-name="L2"/>
    <style:style style:name="P7" style:family="paragraph" style:parent-style-name="Heading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Heading 1</text:h>
      <text:p text:style-name="Body">Body Text</text:p>
      <text:h text:style-name="Heading_20_2" text:outline-level="2">Heading 2</text:h>
      <text:list xml:id="list978578420" text:style-name="L1">
        <text:list-item>
          <text:p text:style-name="P5">Bullet</text:p>
        </text:list-item>
        <text:list-item>
          <text:p text:style-name="P5">List</text:p>
        </text:list-item>
      </text:list>
      <text:list xml:id="list971267845" text:style-name="L2">
        <text:list-item>
          <text:p text:style-name="P6">Numbered</text:p>
        </text:list-item>
        <text:list-item>
          <text:p text:style-name="P6">List</text:p>
        </text:list-item>
      </text:list>
      <text:p text:style-name="Body">Body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register-true="true"/>
    </style:style>
    <style:style style:name="List" style:family="paragraph" style:class="list" style:master-page-name="">
      <style:paragraph-properties fo:margin-left="0in" fo:margin-right="0in" fo:margin-top="0.0591in" fo:margin-bottom="0.0591in" fo:line-height="100%" fo:text-align="start" style:justify-single-word="false" fo:keep-together="auto" fo:orphans="2" fo:widows="2" fo:hyphenation-ladder-count="no-limit" fo:text-indent="0in" style:auto-text-indent="false" style:page-number="auto" fo:break-before="auto" fo:break-after="auto" fo:background-color="transparent" style:shadow="none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class="text" style:default-outline-level="1">
      <style:paragraph-properties fo:margin-left="0in" fo:margin-right="0in" fo:margin-top="0.25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.0591in" fo:border-left="none" fo:border-right="none" fo:border-top="none" fo:border-bottom="0.0138in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in" fo:margin-right="0in" fo:margin-top="0in" fo:margin-bottom="0in" fo:line-height="13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in" fo:margin-right="0in" fo:margin-top="0in" fo:margin-bottom="0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in" fo:margin-right="0in" fo:margin-top="0.139in" fo:margin-bottom="0.0555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in" fo:margin-right="0in" fo:margin-top="0in" fo:margin-bottom="0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background-color="transparent" fo:padding="0.0398in" fo:border-left="none" fo:border-right="none" fo:border-top="none" fo:border-bottom="0.0071in solid #666666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fo:padding="0.0398in" fo:border-left="none" fo:border-right="none" fo:border-top="none" fo:border-bottom="0.0138in solid #000000" style:shadow="none" text:number-lines="false" text:line-number="0"/>
      <style:text-properties fo:color="#127db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0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55in" style:type="right" style:leader-style="dotted" style:leader-text=".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margin-left="0.1252in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25in" fo:margin-left="0.1252in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5in" fo:margin-left="0.1252in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75in" fo:margin-left="0.1252in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in" fo:margin-left="0.1252in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25in" fo:margin-left="0.1252in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5in" fo:margin-left="0.1252in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75in" fo:margin-left="0.1252in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2in" fo:margin-left="0.1252in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landscape" fo:margin-top="0.5in" fo:margin-bottom="0.6in" fo:margin-left="1.248in" fo:margin-right="1.25in" style:shadow="none" fo:background-color="transparent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02in" fo:margin-left="0in" fo:margin-right="0in" fo:margin-top="0.3626in" style:dynamic-spacing="true"/>
      </style:footer-style>
    </style:page-layout>
    <style:page-layout style:name="Mpm2" style:page-usage="right">
      <style:page-layout-properties fo:page-width="8.5in" fo:page-height="11in" style:num-format="" style:print-orientation="landscape" fo:margin-top="1in" fo:margin-bottom="1in" fo:margin-left="1.248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landscape" fo:margin-top="0.5in" fo:margin-bottom="0.6in" fo:margin-left="1.248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1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eader_20__26__20_Footer">Page <text:page-number text:select-page="current">1</text:page-number> of <text:page-count>1</text:page-count></text:p>
      </style:footer>
      <style:footer-left>
        <text:p text:style-name="Header_20__26__20_Footer">Page <text:page-number text:select-page="current">1</text:page-number> of <text:page-count>1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2T15:43:11</dc:date>
    <meta:generator>OpenOffice.org/3.0$Unix OpenOffice.org_project/300m15$Build-9379</meta:generator>
    <meta:editing-duration>PT01H20M16S</meta:editing-duration>
    <meta:editing-cycles>51</meta:editing-cycles>
    <meta:printed-by>Steffen Norgren</meta:printed-by>
    <meta:print-date>2009-05-22T14:37:44</meta:print-date>
    <meta:document-statistic meta:table-count="0" meta:image-count="0" meta:object-count="0" meta:page-count="1" meta:paragraph-count="10" meta:word-count="24" meta:character-count="86"/>
  </office:meta>
</office:document-meta>
</file>